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family-generic="roman" style:font-pitch="variable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</office:font-face-decls>
  <office:automatic-styles>
    <style:style style:name="Таблица4" style:family="table">
      <style:table-properties style:width="16.454cm" fo:margin-top="0cm" fo:margin-bottom="0cm" table:align="right" style:writing-mode="lr-tb"/>
    </style:style>
    <style:style style:name="Таблица4.A" style:family="table-column">
      <style:table-column-properties style:column-width="0.893cm"/>
    </style:style>
    <style:style style:name="Таблица4.B" style:family="table-column">
      <style:table-column-properties style:column-width="12.7cm"/>
    </style:style>
    <style:style style:name="Таблица4.C" style:family="table-column">
      <style:table-column-properties style:column-width="1.323cm"/>
    </style:style>
    <style:style style:name="Таблица4.D" style:family="table-column">
      <style:table-column-properties style:column-width="1.538cm"/>
    </style:style>
    <style:style style:name="Таблица4.1" style:family="table-row">
      <style:table-row-properties style:min-row-height="0.416cm" fo:keep-together="auto"/>
    </style:style>
    <style:style style:name="Таблица4.A1" style:family="table-cell">
      <style:table-cell-properties fo:padding-left="0.191cm" fo:padding-right="0.191cm" fo:padding-top="0cm" fo:padding-bottom="0cm" fo:border-left="0.5pt solid #00000a" fo:border-right="none" fo:border-top="0.5pt solid #00000a" fo:border-bottom="0.5pt solid #00000a"/>
    </style:style>
    <style:style style:name="Таблица4.B1" style:family="table-cell">
      <style:table-cell-properties fo:padding-left="0.191cm" fo:padding-right="0.191cm" fo:padding-top="0cm" fo:padding-bottom="0cm" fo:border="0.5pt solid #00000a"/>
    </style:style>
    <style:style style:name="Таблица4.2" style:family="table-row">
      <style:table-row-properties style:min-row-height="0.674cm" fo:keep-together="auto"/>
    </style:style>
    <style:style style:name="Таблица4.C2" style:family="table-cell">
      <style:table-cell-properties style:vertical-align="middle" fo:padding-left="0.191cm" fo:padding-right="0.191cm" fo:padding-top="0cm" fo:padding-bottom="0cm" fo:border="0.5pt solid #00000a"/>
    </style:style>
    <style:style style:name="Таблица4.3" style:family="table-row">
      <style:table-row-properties style:min-row-height="0.693cm" fo:keep-together="auto"/>
    </style:style>
    <style:style style:name="Таблица4.10" style:family="table-row">
      <style:table-row-properties style:min-row-height="0.714cm" fo:keep-together="auto"/>
    </style:style>
    <style:style style:name="P1" style:family="paragraph" style:parent-style-name="Standard">
      <style:paragraph-properties style:line-height-at-least="0.423cm" fo:orphans="0" fo:widows="0"/>
      <style:text-properties fo:color="#000000" style:font-name="Consolas" fo:language="ru" fo:country="RU" officeooo:paragraph-rsid="001466da" style:language-asian="ru" style:country-asian="RU" style:font-name-complex="Consolas1"/>
    </style:style>
    <style:style style:name="P2" style:family="paragraph" style:parent-style-name="Standard">
      <style:paragraph-properties style:line-height-at-least="0.423cm" fo:text-align="center" style:justify-single-word="false" fo:orphans="0" fo:widows="0"/>
      <style:text-properties fo:color="#000000" style:font-name="Times New Roman" fo:font-size="12pt" fo:language="ru" fo:country="RU" officeooo:paragraph-rsid="001466da" style:font-size-asian="12pt" style:language-asian="ru" style:country-asian="RU" style:font-name-complex="Consolas1" style:font-size-complex="12pt"/>
    </style:style>
    <style:style style:name="P3" style:family="paragraph" style:parent-style-name="Standard">
      <style:paragraph-properties style:line-height-at-least="0.423cm" fo:text-align="center" style:justify-single-word="false" fo:orphans="0" fo:widows="0"/>
      <style:text-properties fo:language="ru" fo:country="RU" officeooo:paragraph-rsid="001466da" style:language-asian="ru" style:country-asian="RU"/>
    </style:style>
    <style:style style:name="P4" style:family="paragraph" style:parent-style-name="Standard">
      <style:text-properties officeooo:paragraph-rsid="001466da"/>
    </style:style>
    <style:style style:name="P5" style:family="paragraph" style:parent-style-name="Standard">
      <style:paragraph-properties fo:text-align="justify" style:justify-single-word="false"/>
      <style:text-properties officeooo:paragraph-rsid="001466da"/>
    </style:style>
    <style:style style:name="P6" style:family="paragraph" style:parent-style-name="Standard">
      <style:text-properties fo:language="en" fo:country="US" officeooo:rsid="0014cd0f" officeooo:paragraph-rsid="0014cd0f"/>
    </style:style>
    <style:style style:name="P7" style:family="paragraph" style:parent-style-name="Standard">
      <style:paragraph-properties style:line-height-at-least="0.423cm" fo:text-align="center" style:justify-single-word="false" fo:orphans="0" fo:widows="0"/>
      <style:text-properties style:font-name="Times New Roman" fo:language="en" fo:country="US" officeooo:rsid="001466da" officeooo:paragraph-rsid="001466da" style:language-asian="ru" style:country-asian="RU"/>
    </style:style>
    <style:style style:name="P8" style:family="paragraph" style:parent-style-name="Standard">
      <style:paragraph-properties style:line-height-at-least="0.423cm" fo:text-align="center" style:justify-single-word="false" fo:orphans="0" fo:widows="0"/>
      <style:text-properties style:font-name="Times New Roman" fo:language="ru" fo:country="RU" officeooo:paragraph-rsid="001466da" style:language-asian="ru" style:country-asian="RU"/>
    </style:style>
    <style:style style:name="P9" style:family="paragraph" style:parent-style-name="Standard">
      <style:paragraph-properties style:line-height-at-least="0.423cm" fo:text-align="center" style:justify-single-word="false" fo:orphans="0" fo:widows="0"/>
      <style:text-properties style:font-name="Times New Roman" fo:language="ru" fo:country="RU" officeooo:paragraph-rsid="0015b5ea" style:language-asian="ru" style:country-asian="RU"/>
    </style:style>
    <style:style style:name="P10" style:family="paragraph" style:parent-style-name="Standard">
      <style:paragraph-properties style:line-height-at-least="0.423cm" fo:text-align="center" style:justify-single-word="false" fo:orphans="0" fo:widows="0"/>
      <style:text-properties style:font-name="Symbol1" fo:language="en" fo:country="US" officeooo:rsid="001466da" officeooo:paragraph-rsid="001466da" style:language-asian="ru" style:country-asian="RU"/>
    </style:style>
    <style:style style:name="P11" style:family="paragraph" style:parent-style-name="Standard">
      <style:text-properties style:font-name="Liberation Serif" fo:font-size="12pt" fo:language="ru" fo:country="RU" officeooo:rsid="0014cd0f" style:font-size-asian="12pt" style:font-size-complex="12pt"/>
    </style:style>
    <style:style style:name="P12" style:family="paragraph" style:parent-style-name="Standard">
      <style:text-properties style:font-name="Liberation Serif" fo:font-size="12pt" fo:language="ru" fo:country="RU" officeooo:rsid="0014cd0f" officeooo:paragraph-rsid="0014cd0f" style:font-size-asian="12pt" style:font-size-complex="12pt"/>
    </style:style>
    <style:style style:name="P13" style:family="paragraph" style:parent-style-name="Standard">
      <style:text-properties style:font-name="Liberation Serif" fo:font-size="12pt" fo:language="ru" fo:country="RU" officeooo:rsid="0015b5ea" officeooo:paragraph-rsid="0015b5ea" style:font-size-asian="12pt" style:font-size-complex="12pt"/>
    </style:style>
    <style:style style:name="P14" style:family="paragraph" style:parent-style-name="Standard">
      <style:text-properties style:font-name="Liberation Serif" fo:font-size="12pt" fo:language="en" fo:country="US" officeooo:rsid="0015b5ea" officeooo:paragraph-rsid="0015b5ea" style:font-size-asian="12pt" style:font-size-complex="12pt"/>
    </style:style>
    <style:style style:name="P15" style:family="paragraph" style:parent-style-name="Standard">
      <style:paragraph-properties fo:margin-top="0.106cm" fo:margin-bottom="0.106cm" loext:contextual-spacing="false" style:line-height-at-least="0.423cm" fo:orphans="0" fo:widows="0"/>
      <style:text-properties fo:language="ru" fo:country="RU" officeooo:paragraph-rsid="001466da" style:language-asian="ru" style:country-asian="RU"/>
    </style:style>
    <style:style style:name="P16" style:family="paragraph" style:parent-style-name="Standard">
      <style:paragraph-properties fo:margin-top="0.106cm" fo:margin-bottom="0.106cm" loext:contextual-spacing="false" style:line-height-at-least="0.423cm" fo:orphans="0" fo:widows="0"/>
      <style:text-properties fo:language="ru" fo:country="RU" officeooo:rsid="001466da" officeooo:paragraph-rsid="001466da" style:language-asian="ru" style:country-asian="RU"/>
    </style:style>
    <style:style style:name="P17" style:family="paragraph" style:parent-style-name="Standard">
      <style:paragraph-properties fo:margin-top="0.106cm" fo:margin-bottom="0.106cm" loext:contextual-spacing="false" style:line-height-at-least="0.423cm" fo:orphans="0" fo:widows="0"/>
      <style:text-properties fo:color="#000000" style:font-name="Courier New" fo:font-size="11pt" fo:language="ru" fo:country="RU" officeooo:paragraph-rsid="001466da" style:font-size-asian="11pt" style:language-asian="ru" style:country-asian="RU" style:font-name-complex="Courier New1" style:font-size-complex="11pt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1466da"/>
    </style:style>
    <style:style style:name="P19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officeooo:paragraph-rsid="001466da"/>
    </style:style>
    <style:style style:name="T1" style:family="text">
      <style:text-properties fo:color="#000000" style:font-name="Consolas" style:font-name-complex="Consolas1"/>
    </style:style>
    <style:style style:name="T2" style:family="text">
      <style:text-properties fo:color="#000000" style:font-name="Courier New" fo:font-size="11pt" style:font-size-asian="11pt" style:font-name-complex="Courier New1" style:font-size-complex="11pt"/>
    </style:style>
    <style:style style:name="T3" style:family="text">
      <style:text-properties fo:color="#000000" style:font-name="Courier New" fo:font-size="11pt" style:font-size-asian="11pt" style:language-asian="ru" style:country-asian="RU" style:font-name-complex="Courier New1" style:font-size-complex="11pt"/>
    </style:style>
    <style:style style:name="T4" style:family="text">
      <style:text-properties fo:color="#000000" style:font-name="Courier New" fo:font-size="11pt" fo:language="ru" fo:country="RU" style:font-size-asian="11pt" style:language-asian="ru" style:country-asian="RU" style:font-name-complex="Courier New1" style:font-size-complex="11pt"/>
    </style:style>
    <style:style style:name="T5" style:family="text">
      <style:text-properties fo:color="#000000" style:font-name="Courier New" fo:font-size="12pt" style:font-size-asian="12pt" style:font-name-complex="Courier New1" style:font-size-complex="12pt"/>
    </style:style>
    <style:style style:name="T6" style:family="text">
      <style:text-properties fo:color="#000000" style:font-name="Courier New" fo:font-size="12pt" fo:language="ru" fo:country="RU" style:font-size-asian="12pt" style:font-name-complex="Courier New1" style:font-size-complex="12pt"/>
    </style:style>
    <style:style style:name="T7" style:family="text">
      <style:text-properties fo:color="#000000" fo:font-size="12pt" style:font-name-asian="Symbol2" style:font-size-asian="12pt" style:font-name-complex="Symbol2" style:font-size-complex="12pt"/>
    </style:style>
    <style:style style:name="T8" style:family="text">
      <style:text-properties fo:color="#000000" fo:font-size="12pt" style:font-size-asian="10.5pt" style:language-asian="ru" style:country-asian="RU" style:font-name-complex="Courier New1" style:font-size-complex="12pt"/>
    </style:style>
    <style:style style:name="T9" style:family="text">
      <style:text-properties fo:color="#000000" style:font-name="Liberation Serif" fo:font-size="11pt" style:font-size-asian="11pt" style:language-asian="ru" style:country-asian="RU" style:font-name-complex="Courier New1" style:font-size-complex="11pt"/>
    </style:style>
    <style:style style:name="T10" style:family="text">
      <style:text-properties fo:color="#000000" style:font-name="Liberation Serif" fo:font-size="12pt" style:font-size-asian="10.5pt" style:language-asian="ru" style:country-asian="RU" style:font-name-complex="Courier New1" style:font-size-complex="12pt"/>
    </style:style>
    <style:style style:name="T11" style:family="text">
      <style:text-properties fo:color="#000000" fo:font-size="11pt" style:font-size-asian="11pt" style:language-asian="ru" style:country-asian="RU" style:font-name-complex="Courier New1" style:font-size-complex="11pt"/>
    </style:style>
    <style:style style:name="T12" style:family="text">
      <style:text-properties fo:color="#000000" style:language-asian="ru" style:country-asian="RU" style:font-name-complex="Courier New1"/>
    </style:style>
    <style:style style:name="T13" style:family="text">
      <style:text-properties fo:color="#000000" fo:language="en" fo:country="US" style:language-asian="ru" style:country-asian="RU" style:font-name-complex="Courier New1"/>
    </style:style>
    <style:style style:name="T14" style:family="text">
      <style:text-properties fo:color="#000000" fo:language="ru" fo:country="RU" style:language-asian="ru" style:country-asian="RU" style:font-name-complex="Courier New1"/>
    </style:style>
    <style:style style:name="T15" style:family="text">
      <style:text-properties fo:color="#7f0055" style:font-name="Courier New" fo:font-size="11pt" fo:font-weight="bold" style:font-size-asian="11pt" style:font-weight-asian="bold" style:font-name-complex="Courier New1" style:font-size-complex="11pt" style:font-weight-complex="bold"/>
    </style:style>
    <style:style style:name="T16" style:family="text">
      <style:text-properties fo:color="#7f0055" style:font-name="Courier New" fo:font-size="12pt" fo:font-weight="bold" style:font-size-asian="12pt" style:font-weight-asian="bold" style:font-name-complex="Courier New1" style:font-size-complex="12pt" style:font-weight-complex="bold"/>
    </style:style>
    <style:style style:name="T17" style:family="text">
      <style:text-properties fo:font-variant="normal" fo:text-transform="none" fo:color="#545454" fo:font-size="12pt" fo:letter-spacing="normal" style:font-name-asian="Symbol2" style:font-size-asian="12pt" style:font-name-complex="Symbol2" style:font-size-complex="12pt"/>
    </style:style>
    <style:style style:name="T18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6">class</text:span><text:span text:style-name="T6"> </text:span><text:span text:style-name="T5">MedicalStaff</text:span><text:span text:style-name="T6">{}</text:span></text:p>
      <text:p text:style-name="P18"><text:span text:style-name="T16">class</text:span><text:span text:style-name="T6"> </text:span><text:span text:style-name="T5">Doctor</text:span><text:span text:style-name="T6"> </text:span><text:span text:style-name="T16">extends</text:span><text:span text:style-name="T6"> </text:span><text:span text:style-name="T5">MedicalStaff</text:span><text:span text:style-name="T6">{}</text:span></text:p>
      <text:p text:style-name="P18"><text:span text:style-name="T16">class</text:span><text:span text:style-name="T6"> </text:span><text:span text:style-name="T5">Nurse </text:span><text:span text:style-name="T16">extends</text:span><text:span text:style-name="T5"> MedicalStaff{}</text:span></text:p>
      <text:p text:style-name="P19"><text:span text:style-name="T16">class</text:span><text:span text:style-name="T5"> HeadDoctor </text:span><text:span text:style-name="T16">extends</text:span><text:span text:style-name="T5"> Doctor{}</text:span></text:p>
      <text:p text:style-name="P5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1"/>
          </table:table-cell>
          <table:table-cell table:style-name="Таблица4.B1" office:value-type="string">
            <text:p text:style-name="P1"/>
          </table:table-cell>
          <table:table-cell table:style-name="Таблица4.B1" office:value-type="string">
            <text:p text:style-name="P3"><text:span text:style-name="T1">correct</text:span></text:p>
          </table:table-cell>
          <table:table-cell table:style-name="Таблица4.B1" office:value-type="string">
            <text:p text:style-name="P3"><text:span text:style-name="T1">not correct</text:span></text:p>
          </table:table-cell>
        </table:table-row>
        <table:table-row table:style-name="Таблица4.2">
          <table:table-cell table:style-name="Таблица4.A1" office:value-type="string">
            <text:p text:style-name="P16">1</text:p>
          </table:table-cell>
          <table:table-cell table:style-name="Таблица4.B1" office:value-type="string">
            <text:p text:style-name="P15"><text:span text:style-name="T2">Doctor doctor1 = </text:span><text:span text:style-name="T15">new</text:span><text:span text:style-name="T2"> Doctor();</text:span></text:p>
          </table:table-cell>
          <table:table-cell table:style-name="Таблица4.C2" office:value-type="string">
            <text:p text:style-name="P10"><text:span text:style-name="T17">✓</text:span></text:p>
          </table:table-cell>
          <table:table-cell table:style-name="Таблица4.C2" office:value-type="string">
            <text:p text:style-name="P7"><text:span text:style-name="T7"/></text:p>
          </table:table-cell>
        </table:table-row>
        <table:table-row table:style-name="Таблица4.3">
          <table:table-cell table:style-name="Таблица4.A1" office:value-type="string">
            <text:p text:style-name="P16">2</text:p>
          </table:table-cell>
          <table:table-cell table:style-name="Таблица4.B1" office:value-type="string">
            <text:p text:style-name="P15"><text:span text:style-name="T2">Doctor doctor2 = </text:span><text:span text:style-name="T15">new</text:span><text:span text:style-name="T2"> MedicalStaff();</text:span></text:p>
          </table:table-cell>
          <table:table-cell table:style-name="Таблица4.C2" office:value-type="string">
            <text:p text:style-name="P8"><text:span text:style-name="T7"/></text:p>
          </table:table-cell>
          <table:table-cell table:style-name="Таблица4.C2" office:value-type="string">
            <text:p text:style-name="P7"><text:span text:style-name="T17">✓</text:span></text:p>
          </table:table-cell>
        </table:table-row>
        <table:table-row table:style-name="Таблица4.3">
          <table:table-cell table:style-name="Таблица4.A1" office:value-type="string">
            <text:p text:style-name="P16">3</text:p>
          </table:table-cell>
          <table:table-cell table:style-name="Таблица4.B1" office:value-type="string">
            <text:p text:style-name="P15"><text:span text:style-name="T2">Doctor doctor3 = </text:span><text:span text:style-name="T15">new</text:span><text:span text:style-name="T2"> HeadDoctor();</text:span></text:p>
          </table:table-cell>
          <table:table-cell table:style-name="Таблица4.C2" office:value-type="string">
            <text:p text:style-name="P8"><text:span text:style-name="T17">✓</text:span></text:p>
          </table:table-cell>
          <table:table-cell table:style-name="Таблица4.C2" office:value-type="string">
            <text:p text:style-name="P8"><text:span text:style-name="T7"/></text:p>
          </table:table-cell>
        </table:table-row>
        <table:table-row table:style-name="Таблица4.2">
          <table:table-cell table:style-name="Таблица4.A1" office:value-type="string">
            <text:p text:style-name="P16">4</text:p>
          </table:table-cell>
          <table:table-cell table:style-name="Таблица4.B1" office:value-type="string">
            <text:p text:style-name="P15"><text:span text:style-name="T2">Object object1 = </text:span><text:span text:style-name="T15">new</text:span><text:span text:style-name="T2"> HeadDoctor();</text:span></text:p>
          </table:table-cell>
          <table:table-cell table:style-name="Таблица4.C2" office:value-type="string">
            <text:p text:style-name="P8"><text:span text:style-name="T17">✓</text:span></text:p>
          </table:table-cell>
          <table:table-cell table:style-name="Таблица4.C2" office:value-type="string">
            <text:p text:style-name="P8"><text:span text:style-name="T7"/></text:p>
          </table:table-cell>
        </table:table-row>
        <table:table-row table:style-name="Таблица4.3">
          <table:table-cell table:style-name="Таблица4.A1" office:value-type="string">
            <text:p text:style-name="P16">5</text:p>
          </table:table-cell>
          <table:table-cell table:style-name="Таблица4.B1" office:value-type="string">
            <text:p text:style-name="P15"><text:span text:style-name="T2">HeadDoctor doctor5 = </text:span><text:span text:style-name="T15">new</text:span><text:span text:style-name="T2"> Object();</text:span></text:p>
          </table:table-cell>
          <table:table-cell table:style-name="Таблица4.C2" office:value-type="string">
            <text:p text:style-name="P8"><text:span text:style-name="T7"/></text:p>
          </table:table-cell>
          <table:table-cell table:style-name="Таблица4.C2" office:value-type="string">
            <text:p text:style-name="P8"><text:span text:style-name="T17">✓</text:span></text:p>
          </table:table-cell>
        </table:table-row>
        <table:table-row table:style-name="Таблица4.3">
          <table:table-cell table:style-name="Таблица4.A1" office:value-type="string">
            <text:p text:style-name="P16">6</text:p>
          </table:table-cell>
          <table:table-cell table:style-name="Таблица4.B1" office:value-type="string">
            <text:p text:style-name="P15"><text:span text:style-name="T2">Doctor doctor6 <text:s/>= </text:span><text:span text:style-name="T15">new</text:span><text:span text:style-name="T2"> Nurse();</text:span></text:p>
          </table:table-cell>
          <table:table-cell table:style-name="Таблица4.C2" office:value-type="string">
            <text:p text:style-name="P8"><text:span text:style-name="T17"/></text:p>
          </table:table-cell>
          <table:table-cell table:style-name="Таблица4.C2" office:value-type="string">
            <text:p text:style-name="P8"><text:span text:style-name="T17">✓</text:span></text:p>
          </table:table-cell>
        </table:table-row>
        <table:table-row table:style-name="Таблица4.2">
          <table:table-cell table:style-name="Таблица4.A1" office:value-type="string">
            <text:p text:style-name="P16">7</text:p>
          </table:table-cell>
          <table:table-cell table:style-name="Таблица4.B1" office:value-type="string">
            <text:p text:style-name="P15"><text:span text:style-name="T2">Nurse nurse = </text:span><text:span text:style-name="T15">new</text:span><text:span text:style-name="T2"> Doctor();</text:span></text:p>
          </table:table-cell>
          <table:table-cell table:style-name="Таблица4.C2" office:value-type="string">
            <text:p text:style-name="P8"><text:span text:style-name="T7"/></text:p>
          </table:table-cell>
          <table:table-cell table:style-name="Таблица4.C2" office:value-type="string">
            <text:p text:style-name="P8"><text:span text:style-name="T17">✓</text:span></text:p>
          </table:table-cell>
        </table:table-row>
        <table:table-row table:style-name="Таблица4.3">
          <table:table-cell table:style-name="Таблица4.A1" office:value-type="string">
            <text:p text:style-name="P16">8</text:p>
          </table:table-cell>
          <table:table-cell table:style-name="Таблица4.B1" office:value-type="string">
            <text:p text:style-name="P15"><text:span text:style-name="T2">Object object2 = </text:span><text:span text:style-name="T15">new</text:span><text:span text:style-name="T2"> Nurse();</text:span></text:p>
          </table:table-cell>
          <table:table-cell table:style-name="Таблица4.C2" office:value-type="string">
            <text:p text:style-name="P8"><text:span text:style-name="T17">✓</text:span></text:p>
          </table:table-cell>
          <table:table-cell table:style-name="Таблица4.C2" office:value-type="string">
            <text:p text:style-name="P8"><text:span text:style-name="T7"/></text:p>
          </table:table-cell>
        </table:table-row>
        <table:table-row table:style-name="Таблица4.10">
          <table:table-cell table:style-name="Таблица4.A1" office:value-type="string">
            <text:p text:style-name="P17"/>
          </table:table-cell>
          <table:table-cell table:style-name="Таблица4.B1" office:value-type="string">
            <text:p text:style-name="P17"/>
          </table:table-cell>
          <table:table-cell table:style-name="Таблица4.C2" office:value-type="string">
            <text:p text:style-name="P2"/>
          </table:table-cell>
          <table:table-cell table:style-name="Таблица4.C2" office:value-type="string">
            <text:p text:style-name="P2"/>
          </table:table-cell>
        </table:table-row>
        <table:table-row table:style-name="Таблица4.3">
          <table:table-cell table:style-name="Таблица4.A1" office:value-type="string">
            <text:p text:style-name="P16">9</text:p>
          </table:table-cell>
          <table:table-cell table:style-name="Таблица4.B1" office:value-type="string">
            <text:p text:style-name="P15"><text:span text:style-name="T2">List&lt;Doctor&gt; list1= </text:span><text:span text:style-name="T15">new</text:span><text:span text:style-name="T2"> ArrayList&lt;Doctor&gt;();</text:span></text:p>
          </table:table-cell>
          <table:table-cell table:style-name="Таблица4.C2" office:value-type="string">
            <text:p text:style-name="P8"><text:span text:style-name="T17">✓</text:span></text:p>
          </table:table-cell>
          <table:table-cell table:style-name="Таблица4.C2" office:value-type="string">
            <text:p text:style-name="P8"><text:span text:style-name="T7"/></text:p>
          </table:table-cell>
        </table:table-row>
        <table:table-row table:style-name="Таблица4.2">
          <table:table-cell table:style-name="Таблица4.A1" office:value-type="string">
            <text:p text:style-name="P16">10</text:p>
          </table:table-cell>
          <table:table-cell table:style-name="Таблица4.B1" office:value-type="string">
            <text:p text:style-name="P15"><text:span text:style-name="T2">List&lt;MedicalStaff&gt; list2 = </text:span><text:span text:style-name="T15">new</text:span><text:span text:style-name="T2"> ArrayList&lt;Doctor&gt;();</text:span></text:p>
          </table:table-cell>
          <table:table-cell table:style-name="Таблица4.C2" office:value-type="string">
            <text:p text:style-name="P8"><text:span text:style-name="T7"/></text:p>
          </table:table-cell>
          <table:table-cell table:style-name="Таблица4.C2" office:value-type="string">
            <text:p text:style-name="P8"><text:span text:style-name="T17">✓</text:span></text:p>
          </table:table-cell>
        </table:table-row>
        <table:table-row table:style-name="Таблица4.3">
          <table:table-cell table:style-name="Таблица4.A1" office:value-type="string">
            <text:p text:style-name="P16">11</text:p>
          </table:table-cell>
          <table:table-cell table:style-name="Таблица4.B1" office:value-type="string">
            <text:p text:style-name="P15"><text:span text:style-name="T2">List&lt;Doctor&gt; list3 = </text:span><text:span text:style-name="T15">new</text:span><text:span text:style-name="T2"> ArrayList&lt;MedicalStaff&gt;();</text:span></text:p>
          </table:table-cell>
          <table:table-cell table:style-name="Таблица4.C2" office:value-type="string">
            <text:p text:style-name="P8"><text:span text:style-name="T7"/></text:p>
          </table:table-cell>
          <table:table-cell table:style-name="Таблица4.C2" office:value-type="string">
            <text:p text:style-name="P8"><text:span text:style-name="T17">✓</text:span></text:p>
          </table:table-cell>
        </table:table-row>
        <table:table-row table:style-name="Таблица4.3">
          <table:table-cell table:style-name="Таблица4.A1" office:value-type="string">
            <text:p text:style-name="P16">12</text:p>
          </table:table-cell>
          <table:table-cell table:style-name="Таблица4.B1" office:value-type="string">
            <text:p text:style-name="P15"><text:span text:style-name="T2">List&lt;Object&gt; list4 = </text:span><text:span text:style-name="T15">new</text:span><text:span text:style-name="T2"> ArrayList&lt;Doctor&gt;();</text:span></text:p>
          </table:table-cell>
          <table:table-cell table:style-name="Таблица4.C2" office:value-type="string">
            <text:p text:style-name="P8"><text:span text:style-name="T7"/></text:p>
          </table:table-cell>
          <table:table-cell table:style-name="Таблица4.C2" office:value-type="string">
            <text:p text:style-name="P9"><text:span text:style-name="T17">✓</text:span></text:p>
          </table:table-cell>
        </table:table-row>
        <table:table-row table:style-name="Таблица4.2">
          <table:table-cell table:style-name="Таблица4.A1" office:value-type="string">
            <text:p text:style-name="P16">13</text:p>
          </table:table-cell>
          <table:table-cell table:style-name="Таблица4.B1" office:value-type="string">
            <text:p text:style-name="P15"><text:span text:style-name="T2">List&lt;Object&gt; list5 = </text:span><text:span text:style-name="T15">new</text:span><text:span text:style-name="T2"> ArrayList&lt;Object&gt;();</text:span></text:p>
          </table:table-cell>
          <table:table-cell table:style-name="Таблица4.C2" office:value-type="string">
            <text:p text:style-name="P9"><text:span text:style-name="T17">✓</text:span></text:p>
          </table:table-cell>
          <table:table-cell table:style-name="Таблица4.C2" office:value-type="string">
            <text:p text:style-name="P8"><text:span text:style-name="T7"/></text:p>
          </table:table-cell>
        </table:table-row>
      </table:table>
      <text:p text:style-name="P4"/>
      <text:p text:style-name="P6">1. С<text:span text:style-name="T18">оздание объекта </text:span>Doctor – <text:span text:style-name="T18">ошибки нет </text:span></text:p>
      <text:p text:style-name="P6">2. Н<text:span text:style-name="T18">ельзя создать экземпляр </text:span>MedicalStuff <text:span text:style-name="T18">типа </text:span>Doctor, <text:span text:style-name="T18">т. к. </text:span>MedicalStuff <text:span text:style-name="T18">является его суперклассом</text:span> – <text:span text:style-name="T18">ошибка компиляции</text:span></text:p>
      <text:p text:style-name="P6"><text:span text:style-name="T18">3. Создание объекта </text:span>HeadDoctor <text:span text:style-name="T18">типа </text:span>Doctor – <text:span text:style-name="T18">ошибки нет</text:span></text:p>
      <text:p text:style-name="P6"><text:span text:style-name="T18">4. Любой класс наследуется от </text:span>Object, <text:span text:style-name="T18">т.о </text:span>Object <text:span text:style-name="T18">можно использовать в качестве типа объекта</text:span> – <text:span text:style-name="T18">ошибки нет</text:span></text:p>
      <text:p text:style-name="Standard"><text:span text:style-name="T18">5. </text:span>HeadDoctor <text:span text:style-name="T18">не является суперклассом для </text:span>Object – <text:span text:style-name="T18">ошибка компиляции</text:span></text:p>
      <text:p text:style-name="P11">6. <text:span text:style-name="T12">Несовместимые типы - ошибка компиляции</text:span></text:p>
      <text:p text:style-name="P12"><text:span text:style-name="T12">7. см. ответ 6</text:span></text:p>
      <text:p text:style-name="P12"><text:span text:style-name="T12">8. см. ответ 4</text:span></text:p>
      <text:p text:style-name="P13"><text:span text:style-name="T12">9. Ошибки нет</text:span></text:p>
      <text:p text:style-name="P13"><text:span text:style-name="T12">10. Несвоместимые </text:span><text:span text:style-name="T13">generic-</text:span><text:span text:style-name="T12">параметры – ошибка компиляции</text:span></text:p>
      <text:p text:style-name="P13"><text:span text:style-name="T12">11. см. ответ 10</text:span></text:p>
      <text:p text:style-name="P14"><text:span text:style-name="T12">12. </text:span><text:span text:style-name="T14">см. ответ 10</text:span></text:p>
      <text:p text:style-name="P14"><text:span text:style-name="T14">13. Ошибки не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family-generic="roman" style:font-pitch="variable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officeooo:rsid="0014cd0f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81cm" fo:margin-right="2.01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20:49:26.931000000</meta:creation-date>
    <dc:date>2016-11-14T21:14:33.278000000</dc:date>
    <meta:editing-duration>PT4M35S</meta:editing-duration>
    <meta:editing-cycles>1</meta:editing-cycles>
    <meta:document-statistic meta:table-count="1" meta:image-count="0" meta:object-count="0" meta:page-count="1" meta:paragraph-count="58" meta:word-count="194" meta:character-count="1229" meta:non-whitespace-character-count="1085"/>
    <meta:generator>LibreOffice/5.2.1.2$Windows_x86 LibreOffice_project/31dd62db80d4e60af04904455ec9c9219178d620</meta:generator>
  </office:meta>
</office:document-meta>
</file>